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paragraph-rsid="0007cce4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081fb2" officeooo:paragraph-rsid="00081fb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rsid="000be863" officeooo:paragraph-rsid="000be863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0be863" officeooo:paragraph-rsid="000be863" style:font-size-asian="11.3500003814697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weight="normal" officeooo:paragraph-rsid="0007cce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be863" officeooo:paragraph-rsid="000be863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style:text-underline-style="none" officeooo:rsid="000e5d8f" officeooo:paragraph-rsid="000e5d8f" style:font-size-asian="11.3500003814697pt" style:font-size-complex="13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3pt" style:text-underline-style="none" officeooo:rsid="00144a4e" officeooo:paragraph-rsid="00144a4e" style:font-size-asian="13pt" style:font-size-complex="13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3pt" style:text-underline-style="none" officeooo:rsid="000e5d8f" officeooo:paragraph-rsid="000e5d8f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rsid="000be863" officeooo:paragraph-rsid="000be863" style:font-size-asian="13pt" style:font-size-complex="13pt"/>
    </style:style>
    <style:style style:name="P11" style:family="paragraph" style:parent-style-name="Standard" style:list-style-name="L3">
      <style:paragraph-properties fo:text-align="start" style:justify-single-word="false"/>
      <style:text-properties style:text-underline-style="none" officeooo:rsid="000e5d8f" officeooo:paragraph-rsid="000e5d8f"/>
    </style:style>
    <style:style style:name="P12" style:family="paragraph" style:parent-style-name="Standard" style:list-style-name="L3">
      <style:paragraph-properties fo:text-align="start" style:justify-single-word="false"/>
      <style:text-properties style:text-underline-style="none" officeooo:rsid="00107ec6" officeooo:paragraph-rsid="00107ec6"/>
    </style:style>
    <style:style style:name="T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" style:family="text">
      <style:text-properties fo:font-size="13pt" style:text-underline-style="solid" style:text-underline-width="auto" style:text-underline-color="font-color" officeooo:rsid="00107ec6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officeooo:rsid="001768d9" style:font-size-asian="13pt" style:font-size-complex="13pt"/>
    </style:style>
    <style:style style:name="T4" style:family="text">
      <style:text-properties fo:font-size="13pt" style:text-underline-style="solid" style:text-underline-width="auto" style:text-underline-color="font-color" officeooo:rsid="00128a11" style:font-size-asian="13pt" style:font-size-complex="13pt"/>
    </style:style>
    <style:style style:name="T5" style:family="text">
      <style:text-properties fo:font-size="13pt" style:text-underline-style="solid" style:text-underline-width="auto" style:text-underline-color="font-color" officeooo:rsid="001a1df7" style:font-size-asian="13pt" style:font-size-complex="13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0be863" style:font-size-asian="13pt" style:font-size-complex="13pt"/>
    </style:style>
    <style:style style:name="T8" style:family="text">
      <style:text-properties fo:font-size="13pt" officeooo:rsid="00128a11" style:font-size-asian="13pt" style:font-size-complex="13pt"/>
    </style:style>
    <style:style style:name="T9" style:family="text">
      <style:text-properties fo:font-size="13pt" officeooo:rsid="001a1df7" style:font-size-asian="13pt" style:font-size-complex="13pt"/>
    </style:style>
    <style:style style:name="T10" style:family="text">
      <style:text-properties officeooo:rsid="0010e4b7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Omar faruk</text:p>
      <text:p text:style-name="P1">Registration Number:2019831055</text:p>
      <text:p text:style-name="P2">ENG-101W</text:p>
      <text:p text:style-name="P1">Part:A</text:p>
      <text:p text:style-name="P5">------------------------------------------------------------------------------------------------------------------------</text:p>
      <text:p text:style-name="P3">Ans: to the ques. no-1</text:p>
      <text:p text:style-name="P6"/>
      <text:list xml:id="list4130551068" text:style-name="L1">
        <text:list-item>
          <text:p text:style-name="P7">newfound confidence</text:p>
        </text:list-item>
        <text:list-item>
          <text:p text:style-name="P7">failu<text:span text:style-name="T10">re</text:span></text:p>
        </text:list-item>
        <text:list-item>
          <text:p text:style-name="P7">pi<text:span text:style-name="T10">ti</text:span>ful sighs</text:p>
        </text:list-item>
        <text:list-item>
          <text:p text:style-name="P7">perseverance</text:p>
        </text:list-item>
        <text:list-item>
          <text:p text:style-name="P7">crisis</text:p>
        </text:list-item>
      </text:list>
      <text:p text:style-name="P4"/>
      <text:p text:style-name="P4"/>
      <text:p text:style-name="P4"/>
      <text:p text:style-name="P4"/>
      <text:p text:style-name="P3">Ans: to the ques. no-2</text:p>
      <text:list xml:id="list1847527661" text:style-name="L2">
        <text:list-item>
          <text:p text:style-name="P8">YES</text:p>
        </text:list-item>
        <text:list-item>
          <text:p text:style-name="P9">NO</text:p>
        </text:list-item>
        <text:list-item>
          <text:p text:style-name="P9">YES</text:p>
        </text:list-item>
        <text:list-item>
          <text:p text:style-name="P9">NO</text:p>
        </text:list-item>
        <text:list-item>
          <text:p text:style-name="P9">NOT GIVEN</text:p>
        </text:list-item>
      </text:list>
      <text:p text:style-name="P3"/>
      <text:p text:style-name="P3"/>
      <text:p text:style-name="P3"/>
      <text:p text:style-name="P3"/>
      <text:p text:style-name="P3">Ans: to the ques. no-3</text:p>
      <text:p text:style-name="P3"/>
      <text:list xml:id="list473591917" text:style-name="L3">
        <text:list-item>
          <text:p text:style-name="P11"><text:span text:style-name="T7">I</text:span><text:span text:style-name="T6">f the police come looking for you ,</text:span><text:span text:style-name="T8">I</text:span><text:span text:style-name="T1"> will </text:span><text:span text:style-name="T2">hide myself</text:span><text:span text:style-name="T1"> .</text:span></text:p>
        </text:list-item>
        <text:list-item>
          <text:p text:style-name="P11"><text:span text:style-name="T6">If the traffic was not so bad,</text:span><text:span text:style-name="T8">I</text:span><text:span text:style-name="T4"> </text:span><text:span text:style-name="T5">might</text:span><text:span text:style-name="T2"> came on time.</text:span></text:p>
        </text:list-item>
        <text:list-item>
          <text:p text:style-name="P12"><text:span text:style-name="T6">If you had moved to the UK,</text:span><text:span text:style-name="T3">I cou</text:span><text:span text:style-name="T1">ld </text:span><text:span text:style-name="T5">have </text:span><text:span text:style-name="T1">met with you.</text:span></text:p>
        </text:list-item>
        <text:list-item>
          <text:p text:style-name="P12"><text:span text:style-name="T6">I will help you carry the pian</text:span><text:span text:style-name="T9">o,</text:span><text:span text:style-name="T6"> </text:span><text:span text:style-name="T1">if </text:span><text:span text:style-name="T5">you play with me</text:span><text:span text:style-name="T1">.</text:span></text:p>
        </text:list-item>
        <text:list-item>
          <text:p text:style-name="P12"><text:span text:style-name="T6">You should not have gone to work today since,</text:span><text:span text:style-name="T1">It </text:span><text:span text:style-name="T5">had</text:span><text:span text:style-name="T1"> </text:span><text:span text:style-name="T5">been</text:span><text:span text:style-name="T1"> raining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00:27:50.780412082</meta:creation-date>
    <meta:generator>LibreOffice/6.4.7.2$Linux_X86_64 LibreOffice_project/40$Build-2</meta:generator>
    <dc:date>2021-08-12T18:51:23.877604152</dc:date>
    <meta:editing-duration>PT2H34M4S</meta:editing-duration>
    <meta:editing-cycles>13</meta:editing-cycles>
    <meta:document-statistic meta:table-count="0" meta:image-count="0" meta:object-count="0" meta:page-count="1" meta:paragraph-count="23" meta:word-count="109" meta:character-count="629" meta:non-whitespace-character-count="558"/>
  </office:meta>
</office:document-meta>
</file>